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draw:fill-color="#eeeeee" draw:opacity="50%" draw:textarea-horizontal-align="justify" draw:textarea-vertical-align="top" draw:auto-grow-height="false" fo:min-height="9.511cm" fo:min-width="18.686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0.834cm"/>
    </style:style>
    <style:style style:name="gr3" style:family="graphic" style:parent-style-name="standard">
      <style:graphic-properties draw:textarea-horizontal-align="justify" draw:textarea-vertical-align="top" draw:auto-grow-height="false" fo:min-height="4.735cm" fo:min-width="10.931cm"/>
    </style:style>
    <style:style style:name="gr4" style:family="graphic" style:parent-style-name="standard">
      <style:graphic-properties draw:textarea-horizontal-align="justify" draw:textarea-vertical-align="top" draw:auto-grow-height="false" fo:min-height="3.137cm" fo:min-width="4.581cm"/>
    </style:style>
    <style:style style:name="gr5" style:family="graphic" style:parent-style-name="standard">
      <style:graphic-properties draw:fill-color="#dddddd" draw:textarea-horizontal-align="justify" draw:textarea-vertical-align="top" draw:auto-grow-height="false" fo:min-height="4.069cm" fo:min-width="5.851cm" fo:wrap-option="no-wrap" draw:shadow="hidden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3.687cm" fo:min-width="6.104cm" fo:wrap-option="no-wrap" draw:shadow="hidden"/>
    </style:style>
    <style:style style:name="gr7" style:family="graphic" style:parent-style-name="standard">
      <style:graphic-properties draw:textarea-horizontal-align="justify" draw:textarea-vertical-align="top" draw:auto-grow-height="false" fo:min-height="2.629cm" fo:min-width="10.169cm"/>
    </style:style>
    <style:style style:name="gr8" style:family="graphic" style:parent-style-name="standard">
      <style:graphic-properties draw:fill-color="#cfe7f5" draw:textarea-horizontal-align="justify" draw:textarea-vertical-align="top" draw:auto-grow-height="false" fo:min-height="1.529cm" fo:min-width="3.057cm"/>
    </style:style>
    <style:style style:name="gr9" style:family="graphic" style:parent-style-name="standard">
      <style:graphic-properties draw:fill-color="#cfe7f5" draw:textarea-horizontal-align="justify" draw:textarea-vertical-align="top" draw:auto-grow-height="false" fo:min-height="1.529cm" fo:min-width="3.438cm"/>
    </style:style>
    <style:style style:name="gr10" style:family="graphic" style:parent-style-name="standard">
      <style:graphic-properties draw:fill-color="#cfe7f5" draw:textarea-horizontal-align="justify" draw:textarea-vertical-align="top" draw:auto-grow-height="false" fo:min-height="1.528cm" fo:min-width="3.056cm"/>
    </style:style>
    <style:style style:name="gr11" style:family="graphic" style:parent-style-name="standard">
      <style:graphic-properties draw:fill-color="#dddddd" draw:textarea-horizontal-align="justify" draw:textarea-vertical-align="top" draw:auto-grow-height="false" fo:min-height="2.291cm" fo:min-width="3.057cm" fo:wrap-option="no-wrap" draw:shadow="hidden"/>
    </style:style>
    <style:style style:name="gr12" style:family="graphic" style:parent-style-name="standard">
      <style:graphic-properties draw:fill-color="#000000" draw:textarea-horizontal-align="justify" draw:textarea-vertical-align="top" draw:auto-grow-height="false" fo:min-height="1.814cm" fo:min-width="3.31cm"/>
    </style:style>
    <style:style style:name="gr13" style:family="graphic" style:parent-style-name="standard">
      <style:graphic-properties draw:textarea-horizontal-align="justify" draw:textarea-vertical-align="middle" draw:auto-grow-height="false" fo:min-height="0.131cm" fo:min-width="3.31cm"/>
    </style:style>
    <style:style style:name="gr14" style:family="graphic" style:parent-style-name="standard">
      <style:graphic-properties draw:stroke="none" svg:stroke-color="#000000" draw:fill="none" draw:fill-color="#ffffff" fo:min-height="1.5cm"/>
    </style:style>
    <style:style style:name="gr15" style:family="graphic" style:parent-style-name="standard">
      <style:graphic-properties draw:fill-color="#ccffcc" draw:textarea-horizontal-align="justify" draw:textarea-vertical-align="top" draw:auto-grow-height="false" fo:min-height="1.589cm" fo:min-width="2.07cm"/>
    </style:style>
    <style:style style:name="gr16" style:family="graphic" style:parent-style-name="standard">
      <style:graphic-properties draw:fill-color="#dddddd" draw:textarea-horizontal-align="justify" draw:textarea-vertical-align="top" draw:auto-grow-height="false" fo:min-height="2.164cm" fo:min-width="2.93cm" fo:wrap-option="no-wrap" draw:shadow="hidden"/>
    </style:style>
    <style:style style:name="gr17" style:family="graphic" style:parent-style-name="standard">
      <style:graphic-properties draw:fill-color="#dddddd" draw:textarea-horizontal-align="justify" draw:textarea-vertical-align="top" draw:auto-grow-height="false" fo:min-height="2.29cm" fo:min-width="2.802cm" fo:wrap-option="no-wrap" draw:shadow="hidden"/>
    </style:style>
    <style:style style:name="P1" style:family="paragraph">
      <style:paragraph-properties fo:text-align="start"/>
    </style:style>
    <style:style style:name="P2" style:family="paragraph">
      <loext:graphic-properties draw:fill-color="#eeeeee" draw:opacity="50%"/>
      <style:paragraph-properties fo:text-align="start"/>
      <style:text-properties fo:color="#999999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dddddd"/>
      <style:paragraph-properties fo:text-align="start"/>
      <style:text-properties fo:font-size="9pt"/>
    </style:style>
    <style:style style:name="P6" style:family="paragraph">
      <loext:graphic-properties draw:fill-color="#cfe7f5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-color="#cfe7f5"/>
      <style:paragraph-properties fo:text-align="start"/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>
      <loext:graphic-properties draw:fill-color="#000000"/>
      <style:paragraph-properties fo:text-align="start"/>
      <style:text-properties fo:color="#ffffff" fo:font-size="6pt" style:font-size-asian="6pt" style:font-size-complex="6pt"/>
    </style:style>
    <style:style style:name="P9" style:family="paragraph">
      <style:paragraph-properties fo:text-align="start"/>
      <style:text-properties fo:font-size="6pt"/>
    </style:style>
    <style:style style:name="P10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-color="#ccffcc"/>
      <style:paragraph-properties fo:text-align="end"/>
      <style:text-properties fo:font-size="14pt" style:font-size-asian="14pt" style:font-size-complex="14pt"/>
    </style:style>
    <style:style style:name="P13" style:family="paragraph">
      <loext:graphic-properties draw:fill-color="#dddddd"/>
      <style:paragraph-properties fo:text-align="start"/>
      <style:text-properties fo:font-size="9pt" style:font-size-asian="9pt" style:font-size-complex="9pt"/>
    </style:style>
    <style:style style:name="T1" style:family="text">
      <style:text-properties fo:color="#999999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background-color="#cfe7f5" style:font-size-asian="8pt" style:font-size-complex="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0pt" style:text-underline-style="none" style:font-size-asian="10pt" style:font-size-complex="10pt"/>
    </style:style>
    <style:style style:name="T11" style:family="text">
      <style:text-properties fo:color="#ffffff" fo:font-size="6pt" style:font-size-asian="6pt" style:font-size-complex="6pt"/>
    </style:style>
    <style:style style:name="T12" style:family="text">
      <style:text-properties fo:font-size="6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0.165cm" svg:x="1cm" svg:y="16.775cm">
          <text:p text:style-name="P1"><text:span text:style-name="T1"><text:tab/></text:span><text:span text:style-name="T1"><text:tab/></text:span><text:span text:style-name="T1"><text:tab/></text:span><text:span text:style-name="T1">(Optional)</text:span></text:p>
          <draw:enhanced-geometry svg:viewBox="0 0 21600 21600" draw:path-stretchpoint-x="10800" draw:path-stretchpoint-y="10800" draw:text-areas="?f3 ?f4 ?f5 ?f6" draw:type="round-rectangle" draw:modifiers="1467.9812386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524cm" svg:height="0.889cm" svg:x="15.478cm" svg:y="14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1.43cm" svg:height="6.477cm" svg:x="4.81cm" svg:y="17.891cm">
          <text:p text:style-name="P3"><text:span text:style-name="T2">CDebugReport</text:span></text:p>
          <text:p text:style-name="P1"><text:span text:style-name="T3"/></text:p>
          <text:p text:style-name="P1"><text:span text:style-name="T3">Uses the VK_EXT_debug_report extension, to receive invalid</text:span></text:p>
          <text:p text:style-name="P1"><text:span text:style-name="T3">Vulkan usage notifications from the validation layers, and output</text:span></text:p>
          <text:p text:style-name="P1"><text:span text:style-name="T3">Error / Warning / Info messages to the Terminal, or Android LogCat.</text:span></text:p>
          <text:p text:style-name="P1"><text:span text:style-name="T4"/></text:p>
          <draw:enhanced-geometry svg:viewBox="0 0 21600 21600" draw:mirror-horizontal="false" draw:mirror-vertical="false" draw:text-areas="0 0 21600 ?f0" draw:type="down-arrow-callout" draw:modifiers="16623.6464088398 8673.25693290176 18846.2983425414 9691.7505030181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5.08cm" svg:height="5.08cm" svg:x="4.81cm" svg:y="8.366cm">
          <text:p text:style-name="P3"><text:span text:style-name="T2">CLayers</text:span></text:p>
          <text:p text:style-name="P3"><text:span text:style-name="T4"/></text:p>
          <text:p text:style-name="P3"><text:span text:style-name="T4">Enumerate available </text:span></text:p>
          <text:p text:style-name="P3"><text:span text:style-name="T4">Validation Layers, </text:span></text:p>
          <text:p text:style-name="P3"><text:span text:style-name="T4">and pick which ones to load.</text:span></text:p>
          <text:p text:style-name="P3"><text:span text:style-name="T4">Then pass this </text:span></text:p>
          <text:p text:style-name="P3"><text:span text:style-name="T4">list to CInstance</text:span></text:p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5" draw:layer="layout" svg:width="6.35cm" svg:height="4.318cm" svg:x="14.208cm" svg:y="3.54cm">
          <text:p text:style-name="P1"><text:span text:style-name="T5">Uses:</text:span></text:p>
          <text:p text:style-name="P1"><text:span text:style-name="T5"><text:s text:c="2"/></text:span><text:span text:style-name="T5">VkEnumerateInstanceExtensionProperties</text:span></text:p>
          <text:p text:style-name="P1"><text:span text:style-name="T5"/></text:p>
          <text:p text:style-name="P1"><text:span text:style-name="T5">Returned extensions may include:</text:span></text:p>
          <text:p text:style-name="P1"><text:span text:style-name="T6"><text:s text:c="2"/></text:span><text:span text:style-name="T6">VK_KHR_surface</text:span></text:p>
          <text:p text:style-name="P1"><text:span text:style-name="T6"><text:s text:c="2"/></text:span><text:span text:style-name="T6">VK_KHR_win32_surface</text:span></text:p>
          <text:p text:style-name="P1"><text:span text:style-name="T6"><text:s text:c="2"/></text:span><text:span text:style-name="T6">VK_KHR_xlib_surface</text:span></text:p>
          <text:p text:style-name="P1"><text:span text:style-name="T6"><text:s text:c="2"/></text:span><text:span text:style-name="T6">VK_KHR_xcb_surface</text:span></text:p>
          <text:p text:style-name="P1"><text:span text:style-name="T6"><text:s text:c="2"/></text:span><text:span text:style-name="T6">VK_KHR_wayland_surface</text:span></text:p>
          <text:p text:style-name="P1"><text:span text:style-name="T6"><text:s text:c="2"/></text:span><text:span text:style-name="T6">VK_KHR_mir_surface</text:span></text:p>
          <text:p text:style-name="P1"><text:span text:style-name="T6"><text:s text:c="2"/></text:span><text:span text:style-name="T6">VK_KHR_android_surface</text:span></text:p>
          <text:p text:style-name="P1"><text:span text:style-name="T6"><text:s text:c="2"/></text:span><text:span text:style-name="T7">VK_EXT_debug_report</text:span></text:p>
          <text:p text:style-name="P1"><text:span text:style-name="T5"/></text:p>
          <draw:enhanced-geometry svg:viewBox="0 0 21600 21600" draw:mirror-vertical="false" draw:glue-points="10800 0 0 10800 10800 21600 21600 10800 ?f40 ?f41" draw:text-areas="0 0 21600 21600" draw:type="rectangular-callout" draw:modifiers="68.0207841284837 24110.58115304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6.604cm" svg:height="3.937cm" svg:x="1cm" svg:y="3.54cm">
          <text:p text:style-name="P1"><text:span text:style-name="T5">Uses:</text:span></text:p>
          <text:p text:style-name="P1"><text:span text:style-name="T5"><text:s text:c="2"/></text:span><text:span text:style-name="T5">VkEnumerateInstanceLayerProperties</text:span></text:p>
          <text:p text:style-name="P1"><text:span text:style-name="T5"/></text:p>
          <text:p text:style-name="P1"><text:span text:style-name="T5">Returned layers may include:</text:span></text:p>
          <text:p text:style-name="P1"><text:span text:style-name="T6"><text:s text:c="2"/></text:span><text:span text:style-name="T6">VK_LAYER_GOOGLE_threading</text:span></text:p>
          <text:p text:style-name="P1"><text:span text:style-name="T6"><text:s text:c="2"/></text:span><text:span text:style-name="T6">VK_LAYER_LUNARG_parameter_validation</text:span></text:p>
          <text:p text:style-name="P1"><text:span text:style-name="T6"><text:s text:c="2"/></text:span><text:span text:style-name="T6">VK_LAYER_LUNARG_object_tracker</text:span></text:p>
          <text:p text:style-name="P1"><text:span text:style-name="T6"><text:s text:c="2"/></text:span><text:span text:style-name="T6">VK_LAYER_LUNARG_image</text:span></text:p>
          <text:p text:style-name="P1"><text:span text:style-name="T6"><text:s text:c="2"/></text:span><text:span text:style-name="T6">VK_LAYER_LUNARG_core_validation</text:span></text:p>
          <text:p text:style-name="P1"><text:span text:style-name="T6"><text:s text:c="2"/></text:span><text:span text:style-name="T6">VK_LAYER_LUNARG_swapchain</text:span></text:p>
          <text:p text:style-name="P1"><text:span text:style-name="T6"><text:s text:c="2"/></text:span><text:span text:style-name="T6">VK_LAYER_GOOGLE_unique_objects</text:span></text:p>
          <text:p text:style-name="P1"><text:span text:style-name="T5"/></text:p>
          <draw:enhanced-geometry svg:viewBox="0 0 21600 21600" draw:mirror-vertical="false" draw:mirror-horizontal="true" draw:glue-points="10800 0 0 10800 10800 21600 21600 10800 ?f40 ?f41" draw:text-areas="0 0 21600 21600" draw:type="rectangular-callout" draw:modifiers="-26.1619984859955 26404.8755713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08cm" svg:height="5.08cm" svg:x="11.16cm" svg:y="8.366cm">
          <text:p text:style-name="P3"><text:span text:style-name="T2">CExtensions</text:span></text:p>
          <text:p text:style-name="P3"><text:span text:style-name="T4"/></text:p>
          <text:p text:style-name="P3"><text:span text:style-name="T4">Enumerate and pick</text:span></text:p>
          <text:p text:style-name="P3"><text:span text:style-name="T4">Instance extensions</text:span></text:p>
          <text:p text:style-name="P3"><text:span text:style-name="T4">to load, and pass this </text:span></text:p>
          <text:p text:style-name="P3"><text:span text:style-name="T4">list to CInstance</text:span></text:p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4" draw:layer="layout" svg:width="10.668cm" svg:height="4.318cm" svg:x="4.81cm" svg:y="13.446cm">
          <text:p text:style-name="P3"><text:span text:style-name="T2">CInstance</text:span></text:p>
          <text:p text:style-name="P3"><text:span text:style-name="T8"/></text:p>
          <text:p text:style-name="P1"><text:span text:style-name="T4">Loads the picked Layers and Extensions, while creating a </text:span></text:p>
          <text:p text:style-name="P1"><text:span text:style-name="T4">VkInstance. <text:s/>CInstance then uses the CDebugReport class</text:span></text:p>
          <text:p text:style-name="P1"><text:span text:style-name="T4">to output Validation messges.</text:span></text:p>
          <text:p text:style-name="P1"><text:span text:style-name="T4"/></text:p>
          <draw:enhanced-geometry svg:viewBox="0 0 21600 21600" draw:mirror-horizontal="false" draw:mirror-vertical="false" draw:text-areas="0 0 21600 ?f0" draw:type="down-arrow-callout" draw:modifiers="14400 8236.75968856618 18494.2810835842 9546.2514215729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8" draw:text-style-name="P6" draw:layer="layout" svg:width="3.556cm" svg:height="1.778cm" svg:x="5.064cm" svg:y="20.939cm">
          <text:p text:style-name="P1"><text:span text:style-name="T9">Validation Layers</text:span></text:p>
          <text:p text:style-name="P1"><text:span text:style-name="T3"/></text:p>
          <text:p text:style-name="P1"><text:span text:style-name="T3">Detects incorrect </text:span></text:p>
          <text:p text:style-name="P1"><text:span text:style-name="T3">Vulkan usage</text:span></text:p>
          <draw:enhanced-geometry svg:viewBox="0 0 21600 21600" draw:text-areas="0 0 21600 21600" draw:type="pentagon-right" draw:modifiers="17747.882736156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3.937cm" svg:height="1.778cm" svg:x="8.62cm" svg:y="20.939cm">
          <text:p text:style-name="P1"><text:span text:style-name="T9">EXT Debug Report</text:span></text:p>
          <text:p text:style-name="P1"><text:span text:style-name="T3"/></text:p>
          <text:p text:style-name="P1"><text:span text:style-name="T3">Returns invalid usage </text:span></text:p>
          <text:p text:style-name="P1"><text:span text:style-name="T3">notifications</text:span></text:p>
          <draw:enhanced-geometry svg:viewBox="0 0 21600 21600" draw:text-areas="0 0 21600 21600" draw:type="pentagon-right" draw:modifiers="17952.46317927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3.556cm" svg:height="1.778cm" svg:x="12.557cm" svg:y="20.939cm">
          <text:p text:style-name="P1"><text:span text:style-name="T9">Logging</text:span></text:p>
          <text:p text:style-name="P1"><text:span text:style-name="T10">Print error &amp; warning</text:span></text:p>
          <text:p text:style-name="P1"><text:span text:style-name="T10">messages to console</text:span></text:p>
          <text:p text:style-name="P1"><text:span text:style-name="T10">or Android LogCat</text:span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556cm" svg:height="2.54cm" svg:x="1cm" svg:y="11.795cm">
          <text:p text:style-name="P1"><text:span text:style-name="T5">Uses:</text:span></text:p>
          <text:p text:style-name="P1"><text:span text:style-name="T5"><text:s text:c="2"/></text:span><text:span text:style-name="T5">VkApplicationInfo</text:span></text:p>
          <text:p text:style-name="P1"><text:span text:style-name="T5"><text:s text:c="2"/></text:span><text:span text:style-name="T5">VkInstanceCreateInfo</text:span></text:p>
          <text:p text:style-name="P1"><text:span text:style-name="T5"><text:s text:c="2"/></text:span><text:span text:style-name="T5">vkCreateInstance</text:span></text:p>
          <text:p text:style-name="P1"><text:span text:style-name="T5"/></text:p>
          <text:p text:style-name="P1"><text:span text:style-name="T5">Returns a VkInstance</text:span></text:p>
          <draw:enhanced-geometry svg:viewBox="0 0 21600 21600" draw:mirror-vertical="false" draw:glue-points="10800 0 0 10800 10800 21600 21600 10800 ?f40 ?f41" draw:text-areas="0 0 21600 21600" draw:type="rectangular-callout" draw:modifiers="22935.9572673601 27754.427390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draw:layer="layout" svg:width="3.81cm" svg:height="2.064cm" svg:x="8.62cm" svg:y="24.749cm">
          <text:p text:style-name="P1"><text:span text:style-name="T11">Debug Report: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81cm" svg:height="0.381cm" svg:x="8.62cm" svg:y="24.368cm">
          <text:p text:style-name="P1"><text:span text:style-name="T12">Terminal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8.89cm" svg:height="1.75cm" svg:x="6.08cm" svg:y="1cm">
          <draw:text-box>
            <text:p text:style-name="P3"><text:span text:style-name="T13">CInstance</text:span></text:p>
            <text:p text:style-name="P3"><text:span text:style-name="T14">Vulkan Instance creation, and Validation</text:span></text:p>
          </draw:text-box>
        </draw:frame>
        <draw:custom-shape draw:style-name="gr15" draw:text-style-name="P12" draw:layer="layout" svg:width="4.08cm" svg:height="2.921cm" svg:x="16.494cm" svg:y="13.446cm">
          <text:p text:style-name="P11"><text:span text:style-name="T15">VkInstance</text:span></text:p>
          <text:p text:style-name="P3"><text:span text:style-name="T15"/></text:p>
          <text:p text:style-name="P1"><text:span text:style-name="T6">Gets passed to other </text:span></text:p>
          <text:p text:style-name="P1"><text:span text:style-name="T6">Vulkan function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3.429cm" svg:height="2.413cm" svg:x="1.127cm" svg:y="17.891cm">
          <text:p text:style-name="P1"><text:span text:style-name="T5">Uses:</text:span></text:p>
          <text:p text:style-name="P1"><text:span text:style-name="T16">VK_EXT_debug_report</text:span></text:p>
          <text:p text:style-name="P1"><text:span text:style-name="T16">CreateDebugReportCallbackExt</text:span></text:p>
          <text:p text:style-name="P1"><text:span text:style-name="T16">DestroyDebugReportCallbackExt</text:span></text:p>
          <text:p text:style-name="P1"><text:span text:style-name="T16"/></text:p>
          <text:p text:style-name="P1"><text:span text:style-name="T16">Validation is optional, but highly </text:span></text:p>
          <text:p text:style-name="P1"><text:span text:style-name="T16">recommended for Debug builds.</text:span></text:p>
          <text:p text:style-name="P1"><text:span text:style-name="T16"/></text:p>
          <draw:enhanced-geometry svg:viewBox="0 0 21600 21600" draw:mirror-vertical="false" draw:glue-points="10800 0 0 10800 10800 21600 21600 10800 ?f40 ?f41" draw:text-areas="0 0 21600 21600" draw:type="rectangular-callout" draw:modifiers="23306.5889212828 25599.66859983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3" draw:layer="layout" svg:width="3.302cm" svg:height="2.54cm" svg:x="17.002cm" svg:y="19.415cm">
          <text:p text:style-name="P1"><text:span text:style-name="T17">Log message types:</text:span></text:p>
          <text:p text:style-name="P1"><text:span text:style-name="T6"/></text:p>
          <text:p text:style-name="P1"><text:span text:style-name="T6">- <text:s/>Error</text:span></text:p>
          <text:p text:style-name="P1"><text:span text:style-name="T6">- <text:s/>Warning</text:span></text:p>
          <text:p text:style-name="P1"><text:span text:style-name="T6">- <text:s/>Info</text:span></text:p>
          <text:p text:style-name="P1"><text:span text:style-name="T6">- <text:s/>Debug</text:span></text:p>
          <text:p text:style-name="P1"><text:span text:style-name="T6">- <text:s/>Performance-warning</text:span></text:p>
          <text:p text:style-name="P1"><text:span text:style-name="T6"/></text:p>
          <draw:enhanced-geometry svg:viewBox="0 0 21600 21600" draw:mirror-vertical="false" draw:mirror-horizontal="true" draw:glue-points="10800 0 0 10800 10800 21600 21600 10800 ?f40 ?f41" draw:text-areas="0 0 21600 21600" draw:type="rectangular-callout" draw:modifiers="29310.0817438692 20962.4557260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09:29:24.748064905</meta:creation-date>
    <dc:date>2016-11-17T14:49:39.150806071</dc:date>
    <meta:editing-duration>PT1H19M20S</meta:editing-duration>
    <meta:editing-cycles>21</meta:editing-cycles>
    <meta:generator>LibreOffice/5.1.4.2$Linux_X86_64 LibreOffice_project/10m0$Build-2</meta:generator>
    <meta:print-date>2016-10-19T13:45:00.203593930</meta:print-date>
    <meta:document-statistic meta:object-count="18"/>
  </office:meta>
</office:document-meta>
</file>